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 Behold the Wondrous Mystery (CCLI)</text:p>
      <text:p text:style-name="P1">=======================================</text:p>
      <text:p text:style-name="Preformatted_20_Text"/>
      <text:p text:style-name="Preformatted_20_Text">Words &amp; Music: Matt Boswell, Matt Papa, and Michael Bleecker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D <text:s text:c="6"/>G <text:s text:c="6"/>A <text:s text:c="6"/>Bm7</text:p>
      <text:p text:style-name="P2">xoo=== <text:s/>==oo== <text:s/>oo===o <text:s/>======</text:p>
      <text:p text:style-name="P2">|||||| <text:s/>|||||| <text:s/>|||||| <text:s/>||||||</text:p>
      <text:p text:style-name="P2">|||O|O <text:s/>|O|||| <text:s/>||OOO| <text:s/>OO|O|O</text:p>
      <text:p text:style-name="P2">||||O| <text:s/>O|||OO <text:s/>|||||| <text:s/>||||O|</text:p>
      <text:p text:style-name="P2">|||||| <text:s/>|||||| <text:s/>|||||| <text:s/>||O|||</text:p>
      <text:p text:style-name="Preformatted_20_Text"/>
      <text:p text:style-name="Preformatted_20_Text"><text:span text:style-name="T1">[ INTRO/TURNAROUND ] <text:s text:c="3"/></text:span><text:span text:style-name="T2">| D <text:s/>| G <text:s/>| Bm7 <text:s/>| A <text:s/>|</text:span></text:p>
      <text:p text:style-name="Preformatted_20_Text"/>
      <text:p text:style-name="P1">[ VERSE 1 ]</text:p>
      <text:p text:style-name="Preformatted_20_Text"><text:s text:c="5"/><text:span text:style-name="T2">D <text:s text:c="20"/>G <text:s text:c="14"/>D <text:s text:c="14"/>A</text:span></text:p>
      <text:p text:style-name="Preformatted_20_Text">Come be-hold the won-drous myst'ry <text:s/>in the dawn-ing of the King</text:p>
      <text:p text:style-name="Preformatted_20_Text"><text:s text:c="7"/><text:span text:style-name="T2">Bm7 <text:s text:c="15"/>G <text:s text:c="26"/>A <text:s text:c="4"/>D</text:span></text:p>
      <text:p text:style-name="Preformatted_20_Text">He the theme of heav-en's prais-es <text:s/>robed in frail hu-man-i-ty</text:p>
      <text:p text:style-name="Preformatted_20_Text"><text:s text:c="7"/><text:span text:style-name="T2">G <text:s text:c="14"/>D <text:s text:c="17"/>Bm7 <text:s text:c="14"/>G</text:span></text:p>
      <text:p text:style-name="Preformatted_20_Text">In our long-ing in our dark-ness <text:s/>now the light of life has come</text:p>
      <text:p text:style-name="Preformatted_20_Text"><text:s text:c="8"/><text:span text:style-name="T2">D <text:s text:c="16"/>G <text:s text:c="25"/>A <text:s text:c="6"/>D</text:span></text:p>
      <text:p text:style-name="Preformatted_20_Text">Look to Christ who con-de-scend-ed <text:s/>took on flesh to ran-som us</text:p>
      <text:p text:style-name="Preformatted_20_Text"/>
      <text:p text:style-name="P1">[ TURNAROUND ]</text:p>
      <text:p text:style-name="Preformatted_20_Text"/>
      <text:p text:style-name="P1">[ VERSE 2 ]</text:p>
      <text:p text:style-name="Preformatted_20_Text">Come be-hold the won-drous myst'ry <text:s/>He the per-fect Son of Man</text:p>
      <text:p text:style-name="Preformatted_20_Text">In His liv-ing in His suff-'ring <text:s/>nev-er trace nor stain of sin</text:p>
      <text:p text:style-name="Preformatted_20_Text">See the true and bet-ter A-dam <text:s/>come to save the hell-bound man</text:p>
      <text:p text:style-name="Preformatted_20_Text">Christ the great and sure ful-fill-ment <text:s/>of the law in Him we stand</text:p>
      <text:p text:style-name="Preformatted_20_Text"/>
      <text:p text:style-name="P1">[ TURNAROUND ]</text:p>
      <text:p text:style-name="Preformatted_20_Text"/>
      <text:p text:style-name="P1">[ VERSE 3 ]</text:p>
      <text:p text:style-name="Preformatted_20_Text">Come be-hold the won-drous myst'ry <text:s/>Christ the Lord up-on the tree</text:p>
      <text:p text:style-name="Preformatted_20_Text">In the stead of ru-in'd sin-ners <text:s/>hangs the Lamb in vic-to-ry</text:p>
      <text:p text:style-name="Preformatted_20_Text">See the price of our re-demp-tion <text:s/>see the Fa-ther's plan un-fold</text:p>
      <text:p text:style-name="Preformatted_20_Text">Bring-ing ma-ny sons to glo-ry <text:s/>grace un-mea-sured love un-told</text:p>
      <text:p text:style-name="Preformatted_20_Text"/>
      <text:p text:style-name="P1">[ TURNAROUND ]</text:p>
      <text:p text:style-name="Preformatted_20_Text"/>
      <text:p text:style-name="P1">[ VERSE 4 ]</text:p>
      <text:p text:style-name="Preformatted_20_Text">Come be-hold the won-drous myst'ry <text:s/>slain by death the God of life</text:p>
      <text:p text:style-name="Preformatted_20_Text">But no grave could e'er re-strain Him <text:s/>praise the Lord He is a-live</text:p>
      <text:p text:style-name="Preformatted_20_Text">What a fore-taste of de-liv-'rance <text:s/>how un-wa-ver-ing our hope</text:p>
      <text:p text:style-name="Preformatted_20_Text">Christ in pow-er res-ur-rect-ed <text:s/>as we will be when He comes</text:p>
      <text:p text:style-name="Preformatted_20_Text"/>
      <text:p text:style-name="P1">[ OUTRO X 2 ]</text:p>
      <text:p text:style-name="Preformatted_20_Text"><text:s text:c="7"/><text:span text:style-name="T2">G <text:s text:c="15"/>D <text:s text:c="17"/>Bm7 <text:s text:c="11"/>G</text:span></text:p>
      <text:p text:style-name="Preformatted_20_Text">What a fore-taste of de-liv-'rance <text:s/>how un-wa-ver-ing our hope</text:p>
      <text:p text:style-name="Preformatted_20_Text"><text:s text:c="10"/><text:span text:style-name="T2">D <text:s text:c="12"/>G <text:s text:c="21"/>A <text:s text:c="6"/>D</text:span></text:p>
      <text:p text:style-name="Preformatted_20_Text">Christ in pow-er res-ur-rect-ed <text:s/>as we will be when He comes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4:42:58.325113394</dc:date>
    <meta:editing-duration>PT1H53M14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1" meta:paragraph-count="44" meta:word-count="314" meta:character-count="1979" meta:non-whitespace-character-count="1340"/>
  </office:meta>
</office:document-meta>
</file>